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.827cm" svg:y="8.67cm">
            <draw:object draw:notify-on-update-of-ranges="Sheet1.A22:Sheet1.A26 Sheet1.B22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tegrate [sin(x), {x, 0, 10}] = 1,83907 (estimated 1,8390715290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 elapsed: 3521,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 [sin(x), {x, 0, 10}] = 1,83907 (estimated 1,83907152908)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elapsed: 1939,8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 [sin(x), {x, 0, 10}] = 1,83907 (estimated 1,83907152908)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elapsed: 1087,7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 [sin(x), {x, 0, 10}] = 1,83907 (estimated 1,8390715290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 elapsed: 557,5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grate [sin(x), {x, 0, 10}] = 1,83907 (estimated 1,8390715290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 elapsed: 411,172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40.78" calcext:value-type="float">
            <text:p>4040,78</text:p>
          </table:table-cell>
          <table:table-cell office:value-type="float" office:value="3040.79" calcext:value-type="float">
            <text:p>3040,79</text:p>
          </table:table-cell>
          <table:table-cell office:value-type="float" office:value="3518.62" calcext:value-type="float">
            <text:p>3518,62</text:p>
          </table:table-cell>
          <table:table-cell office:value-type="float" office:value="3669.49" calcext:value-type="float">
            <text:p>3669,49</text:p>
          </table:table-cell>
          <table:table-cell/>
          <table:table-cell office:value-type="float" office:value="3376.9" calcext:value-type="float">
            <text:p>3376,9</text:p>
          </table:table-cell>
          <table:table-cell office:value-type="float" office:value="3521.53" calcext:value-type="float">
            <text:p>3521,53</text:p>
          </table:table-cell>
          <table:table-cell office:value-type="float" office:value="3556.43" calcext:value-type="float">
            <text:p>3556,43</text:p>
          </table:table-cell>
          <table:table-cell office:value-type="float" office:value="3449.56" calcext:value-type="float">
            <text:p>3449,56</text:p>
          </table:table-cell>
          <table:table-cell table:formula="of:=AVERAGE([.B14:.K14])" office:value-type="float" office:value="3579.43111111111" calcext:value-type="float">
            <text:p>3579,431111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92.89" calcext:value-type="float">
            <text:p>1792,89</text:p>
          </table:table-cell>
          <table:table-cell office:value-type="float" office:value="1834.67" calcext:value-type="float">
            <text:p>1834,67</text:p>
          </table:table-cell>
          <table:table-cell office:value-type="float" office:value="2005.27" calcext:value-type="float">
            <text:p>2005,27</text:p>
          </table:table-cell>
          <table:table-cell office:value-type="float" office:value="1687.05" calcext:value-type="float">
            <text:p>1687,05</text:p>
          </table:table-cell>
          <table:table-cell/>
          <table:table-cell office:value-type="float" office:value="1765.82" calcext:value-type="float">
            <text:p>1765,82</text:p>
          </table:table-cell>
          <table:table-cell office:value-type="float" office:value="1668.38" calcext:value-type="float">
            <text:p>1668,38</text:p>
          </table:table-cell>
          <table:table-cell office:value-type="float" office:value="1867.97" calcext:value-type="float">
            <text:p>1867,97</text:p>
          </table:table-cell>
          <table:table-cell office:value-type="float" office:value="1896.89" calcext:value-type="float">
            <text:p>1896,89</text:p>
          </table:table-cell>
          <table:table-cell table:formula="of:=AVERAGE([.B15:.K15])" office:value-type="float" office:value="1812.42555555556" calcext:value-type="float">
            <text:p>1812,4255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96.806" calcext:value-type="float">
            <text:p>996,806</text:p>
          </table:table-cell>
          <table:table-cell office:value-type="float" office:value="1024.03" calcext:value-type="float">
            <text:p>1024,03</text:p>
          </table:table-cell>
          <table:table-cell office:value-type="float" office:value="1070.73" calcext:value-type="float">
            <text:p>1070,73</text:p>
          </table:table-cell>
          <table:table-cell office:value-type="float" office:value="968.99" calcext:value-type="float">
            <text:p>968,99</text:p>
          </table:table-cell>
          <table:table-cell/>
          <table:table-cell office:value-type="float" office:value="1056.83" calcext:value-type="float">
            <text:p>1056,83</text:p>
          </table:table-cell>
          <table:table-cell office:value-type="float" office:value="1054.41" calcext:value-type="float">
            <text:p>1054,41</text:p>
          </table:table-cell>
          <table:table-cell office:value-type="float" office:value="1042.4" calcext:value-type="float">
            <text:p>1042,4</text:p>
          </table:table-cell>
          <table:table-cell office:value-type="float" office:value="1067.59" calcext:value-type="float">
            <text:p>1067,59</text:p>
          </table:table-cell>
          <table:table-cell table:formula="of:=AVERAGE([.B16:.K16])" office:value-type="float" office:value="1030.95466666667" calcext:value-type="float">
            <text:p>1030,954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30.1" calcext:value-type="float">
            <text:p>530,1</text:p>
          </table:table-cell>
          <table:table-cell office:value-type="float" office:value="824.643" calcext:value-type="float">
            <text:p>824,643</text:p>
          </table:table-cell>
          <table:table-cell office:value-type="float" office:value="710.382" calcext:value-type="float">
            <text:p>710,382</text:p>
          </table:table-cell>
          <table:table-cell office:value-type="float" office:value="540.347" calcext:value-type="float">
            <text:p>540,347</text:p>
          </table:table-cell>
          <table:table-cell/>
          <table:table-cell office:value-type="float" office:value="533.915" calcext:value-type="float">
            <text:p>533,915</text:p>
          </table:table-cell>
          <table:table-cell office:value-type="float" office:value="891.104" calcext:value-type="float">
            <text:p>891,104</text:p>
          </table:table-cell>
          <table:table-cell office:value-type="float" office:value="543.195" calcext:value-type="float">
            <text:p>543,195</text:p>
          </table:table-cell>
          <table:table-cell office:value-type="float" office:value="558.269" calcext:value-type="float">
            <text:p>558,269</text:p>
          </table:table-cell>
          <table:table-cell table:formula="of:=AVERAGE([.B17:.K17])" office:value-type="float" office:value="629.117222222222" calcext:value-type="float">
            <text:p>629,11722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3.527" calcext:value-type="float">
            <text:p>303,527</text:p>
          </table:table-cell>
          <table:table-cell office:value-type="float" office:value="434.212" calcext:value-type="float">
            <text:p>434,212</text:p>
          </table:table-cell>
          <table:table-cell office:value-type="float" office:value="425.716" calcext:value-type="float">
            <text:p>425,716</text:p>
          </table:table-cell>
          <table:table-cell office:value-type="float" office:value="300.663" calcext:value-type="float">
            <text:p>300,663</text:p>
          </table:table-cell>
          <table:table-cell/>
          <table:table-cell office:value-type="float" office:value="310.872" calcext:value-type="float">
            <text:p>310,872</text:p>
          </table:table-cell>
          <table:table-cell office:value-type="float" office:value="372.691" calcext:value-type="float">
            <text:p>372,691</text:p>
          </table:table-cell>
          <table:table-cell office:value-type="float" office:value="378.189" calcext:value-type="float">
            <text:p>378,189</text:p>
          </table:table-cell>
          <table:table-cell office:value-type="float" office:value="289.661" calcext:value-type="float">
            <text:p>289,661</text:p>
          </table:table-cell>
          <table:table-cell table:formula="of:=AVERAGE([.B18:.K18])" office:value-type="float" office:value="346.562" calcext:value-type="float">
            <text:p>346,56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9.43111111111" calcext:value-type="float">
            <text:p>3579,431111111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2.42555555556" calcext:value-type="float">
            <text:p>1812,425555555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0.95466666667" calcext:value-type="float">
            <text:p>1030,954666666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.117222222222" calcext:value-type="float">
            <text:p>629,117222222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.562" calcext:value-type="float">
            <text:p>346,56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q aq</meta:initial-creator>
    <meta:creation-date>2015-05-15T06:20:50.262304523</meta:creation-date>
    <dc:date>2015-05-15T06:34:24.053409307</dc:date>
    <dc:creator>aq aq</dc:creator>
    <meta:editing-duration>PT12M22S</meta:editing-duration>
    <meta:editing-cycles>3</meta:editing-cycles>
    <meta:generator>LibreOffice/4.2.8.2$Linux_X86_64 LibreOffice_project/42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2:Sheet1.B26" svg:x="0.32cm" svg:y="0.18cm" svg:width="13.097cm" svg:height="8.64cm">
          <chartooo:coordinate-region svg:x="1.312cm" svg:y="0.38cm" svg:width="11.91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2:Sheet1.B26" chart:class="chart:scatter">
            <chart:domain table:cell-range-address="Sheet1.A22:Sheet1.A2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2:Sheet1.A26</svg:desc>
                </draw:g>
              </table:table-cell>
              <table:table-cell office:value-type="float" office:value="3579.43111111111">
                <text:p>3579.43111111111</text:p>
                <draw:g>
                  <svg:desc>Sheet1.B2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12.42555555556">
                <text:p>1812.42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30.95466666667">
                <text:p>1030.954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29.117222222222">
                <text:p>629.117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46.562">
                <text:p>346.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